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05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4.209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ackground-color="transparent" fo:border="0.06pt solid #000000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number-columns-repeated="1018" table:default-cell-style-name="ce4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URI 1</text:p>
          </table:table-cell>
          <table:table-cell table:style-name="ce1" office:value-type="string" calcext:value-type="string">
            <text:p>URI 1 has &lt;relationship&gt; URI 2</text:p>
          </table:table-cell>
          <table:table-cell table:style-name="ce1" office:value-type="string" calcext:value-type="string">
            <text:p>URI 2</text:p>
          </table:table-cell>
          <table:table-cell table:style-name="ce1" office:value-type="string" calcext:value-type="string">
            <text:p>URI 2 has &lt;relationship&gt; URI 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Surfac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atmospheric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Upperair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atmospheric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Composition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atmospheric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ceanicSurfac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ceanicSubsurfac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UpperairWaterVapour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atmosphericUpperair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UpperairCloudProperties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atmosphericUpperair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UpperairEarthRadiationBudget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atmosphericUpperair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CompositionCarbonDioxid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atmosphericComposition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CompositionMethan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atmosphericComposition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CompositionOtherLonglivedGreenhouseGases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atmosphericComposition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tmosphericCompositionOzoneAndAerosol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atmosphericComposition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SeaSurfaceTemperatur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rface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SeaSurfaceSalinity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rface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SeaLevel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rface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SeaStat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rface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SeaIc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rface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Current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rface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OceanColour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rface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CarbonDioxidePartialPressur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rface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OceanAcidity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rface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3" office:value-type="string" calcext:value-type="string">
            <text:p>oceanicSubsurfaceTemperatur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bsurface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3" office:value-type="string" calcext:value-type="string">
            <text:p>oceanicSubsurfaceSalinity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bsurface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3" office:value-type="string" calcext:value-type="string">
            <text:p>oceanicSubsurfaceCurrent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bsurface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3" office:value-type="string" calcext:value-type="string">
            <text:p>oceanicSubsurfaceNutrients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bsurface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3" office:value-type="string" calcext:value-type="string">
            <text:p>oceanicSubsurfaceCarbonDioxidePartialPressur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bsurface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3" office:value-type="string" calcext:value-type="string">
            <text:p>oceanicSubsurfaceOceanAcidity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bsurface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3" office:value-type="string" calcext:value-type="string">
            <text:p>oceanicSubsurfaceOxygen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bsurface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3" office:value-type="string" calcext:value-type="string">
            <text:p>oceanicSubsurfaceTracers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bsurface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RiverDischarg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WaterUs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Groundwater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Lakes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SnowCover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GlaciersAndIceCaps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IceSheets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Permafrost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Albedo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LandCover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FractionOfAbsorbedPhotosyntheticallyActiveRadiation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LeafAreaIndex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AboveGroundBiomass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SoilCarbon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FireDisturbanc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SoilMoistur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 table:number-rows-repeated="1048527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1:16:07.515929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6T09:02:24Z</meta:creation-date>
    <dc:date>2015-12-10T11:16:20.658417804</dc:date>
    <meta:editing-duration>PT9M21S</meta:editing-duration>
    <meta:editing-cycles>2</meta:editing-cycles>
    <meta:document-statistic meta:table-count="1" meta:cell-count="184" meta:object-count="0"/>
  </office:meta>
</office:document-meta>
</file>